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color="#ffffff" fo:font-size="80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 dobry jak chleb,</text:span><text:span text:style-name="T1"><text:line-break/></text:span><text:span text:style-name="T1">Bądź uwielbiony</text:span><text:span text:style-name="T1"><text:line-break/></text:span><text:span text:style-name="T1">od swego kościoła</text:span><text:span text:style-name="T1"><text:line-break/></text:span><text:span text:style-name="T1">Bo Tyś do końca</text:span><text:span text:style-name="T1"><text:line-break/></text:span><text:span text:style-name="T1">nas umiłował</text:span><text:span text:style-name="T1"><text:line-break/></text:span><text:span text:style-name="T1">Do końca nas umiłow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1">1. Tyś na pustkowiu</text:span><text:span text:style-name="T1"><text:line-break/></text:span><text:span text:style-name="T1">chleb rozmnożył Panie</text:span><text:span text:style-name="T1"><text:line-break/></text:span><text:span text:style-name="T1">Byśmy do nieba</text:span><text:span text:style-name="T1"><text:line-break/></text:span><text:span text:style-name="T1">w drodze nie ustali</text:span><text:span text:style-name="T1"><text:line-break/></text:span><text:span text:style-name="T1">Tyś stał się Manną</text:span><text:span text:style-name="T1"><text:line-break/></text:span><text:span text:style-name="T1">wędrowców przez ziemię</text:span><text:span text:style-name="T1"><text:line-break/></text:span><text:span text:style-name="T1">Dla tych, co dotąd</text:span><text:span text:style-name="T1"><text:line-break/></text:span><text:span text:style-name="T1">przy Tobie wytrwa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dobry jak chleb,</text:span><text:span text:style-name="T1"><text:line-break/></text:span><text:span text:style-name="T1">Bądź uwielbiony</text:span><text:span text:style-name="T1"><text:line-break/></text:span><text:span text:style-name="T1">od swego kościoła</text:span><text:span text:style-name="T1"><text:line-break/></text:span><text:span text:style-name="T1">Bo Tyś do końca</text:span><text:span text:style-name="T1"><text:line-break/></text:span><text:span text:style-name="T1">nas umiłował</text:span><text:span text:style-name="T1"><text:line-break/></text:span><text:span text:style-name="T1">Do końca nas umiłow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2. Ziarna zbierzemy,</text:span><text:span text:style-name="T1"><text:line-break/></text:span><text:span text:style-name="T1">odrzucimy chwasty</text:span><text:span text:style-name="T1"><text:line-break/></text:span><text:span text:style-name="T1">Bo łan dojrzewa,</text:span><text:span text:style-name="T1"><text:line-break/></text:span><text:span text:style-name="T1">pachnie świeżym chlebem.</text:span><text:span text:style-name="T1"><text:line-break/></text:span><text:span text:style-name="T1">Niech ziemia nasza</text:span><text:span text:style-name="T1"><text:line-break/></text:span><text:span text:style-name="T1">stanie się ołtarzem,</text:span><text:span text:style-name="T1"><text:line-break/></text:span><text:span text:style-name="T1">A chleb komunią dla</text:span><text:span text:style-name="T1"><text:line-break/></text:span><text:span text:style-name="T1">spragnionych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dobry jak chleb,</text:span><text:span text:style-name="T1"><text:line-break/></text:span><text:span text:style-name="T1">Bądź uwielbiony</text:span><text:span text:style-name="T1"><text:line-break/></text:span><text:span text:style-name="T1">od swego kościoła</text:span><text:span text:style-name="T1"><text:line-break/></text:span><text:span text:style-name="T1">Bo Tyś do końca</text:span><text:span text:style-name="T1"><text:line-break/></text:span><text:span text:style-name="T1">nas umiłował</text:span><text:span text:style-name="T1"><text:line-break/></text:span><text:span text:style-name="T1">Do końca nas umiłow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nas nazwałeś</text:span><text:span text:style-name="T1"><text:line-break/></text:span><text:span text:style-name="T1">swymi przyjaciółmi,</text:span><text:span text:style-name="T1"><text:line-break/></text:span><text:span text:style-name="T1">Jeśli spełnimy</text:span><text:span text:style-name="T1"><text:line-break/></text:span><text:span text:style-name="T1">co nam przykazałeś.</text:span><text:span text:style-name="T1"><text:line-break/></text:span><text:span text:style-name="T1">Cóż my bez Ciebie,</text:span><text:span text:style-name="T1"><text:line-break/></text:span><text:span text:style-name="T1">Panie, uczynimy?</text:span><text:span text:style-name="T1"><text:line-break/></text:span><text:span text:style-name="T1">Tyś naszym Życiem</text:span><text:span text:style-name="T1"><text:line-break/></text:span><text:span text:style-name="T1">i Oczekiwan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dobry jak chleb,</text:span><text:span text:style-name="T1"><text:line-break/></text:span><text:span text:style-name="T1">Bądź uwielbiony</text:span><text:span text:style-name="T1"><text:line-break/></text:span><text:span text:style-name="T1">od swego kościoła</text:span><text:span text:style-name="T1"><text:line-break/></text:span><text:span text:style-name="T1">Bo Tyś do końca</text:span><text:span text:style-name="T1"><text:line-break/></text:span><text:span text:style-name="T1">nas umiłował</text:span><text:span text:style-name="T1"><text:line-break/></text:span><text:span text:style-name="T1">Do końca nas umiłow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Tyś za nas życie</text:span><text:span text:style-name="T1"><text:line-break/></text:span><text:span text:style-name="T1">swe na krzyżu oddał,</text:span><text:span text:style-name="T1"><text:line-break/></text:span><text:span text:style-name="T1">A w znaku chleba</text:span><text:span text:style-name="T1"><text:line-break/></text:span><text:span text:style-name="T1">z nami pozostałeś</text:span><text:span text:style-name="T1"><text:line-break/></text:span><text:span text:style-name="T1">I dla nas zawsze</text:span><text:span text:style-name="T1"><text:line-break/></text:span><text:span text:style-name="T1">masz otwarte serce,</text:span><text:span text:style-name="T1"><text:line-break/></text:span><text:span text:style-name="T1">Bo Ty do końca</text:span><text:span text:style-name="T1"><text:line-break/></text:span><text:span text:style-name="T1">nas umiłowałe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dobry jak chleb,</text:span><text:span text:style-name="T1"><text:line-break/></text:span><text:span text:style-name="T1">Bądź uwielbiony</text:span><text:span text:style-name="T1"><text:line-break/></text:span><text:span text:style-name="T1">od swego kościoła</text:span><text:span text:style-name="T1"><text:line-break/></text:span><text:span text:style-name="T1">Bo Tyś do końca</text:span><text:span text:style-name="T1"><text:line-break/></text:span><text:span text:style-name="T1">nas umiłował</text:span><text:span text:style-name="T1"><text:line-break/></text:span><text:span text:style-name="T1">Do końca nas umiłow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10-11T11:37:36</meta:creation-date>
    <dc:creator>Rafał Talacha</dc:creator>
    <dc:date>2009-01-27T14:07:39</dc:date>
    <dc:language>pl-PL</dc:language>
    <meta:editing-cycles>7</meta:editing-cycles>
    <meta:editing-duration>PT30M21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